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86c05" officeooo:paragraph-rsid="00086c05"/>
    </style:style>
    <style:style style:name="P2" style:family="paragraph" style:parent-style-name="Standard" style:list-style-name="L2">
      <style:text-properties style:font-name="Consolas" officeooo:rsid="00086c05" officeooo:paragraph-rsid="00086c05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ToDo:</text:p>
      <text:p text:style-name="P1"/>
      <text:list xml:id="list307067779517970416" text:style-name="L2">
        <text:list-item>
          <text:p text:style-name="P2">Remove the windows namespace and shift everything into the video namespace as the video namespace is currently almost unused, and is unnecessary extra typing for any function to be declar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9:45:51.489000000</meta:creation-date>
    <dc:date>2016-09-16T19:50:36.530000000</dc:date>
    <meta:editing-duration>PT4M45S</meta:editing-duration>
    <meta:editing-cycles>1</meta:editing-cycles>
    <meta:document-statistic meta:table-count="0" meta:image-count="0" meta:object-count="0" meta:page-count="1" meta:paragraph-count="2" meta:word-count="33" meta:character-count="208" meta:non-whitespace-character-count="178"/>
    <meta:generator>LibreOffice/5.2.1.2$Windows_x86 LibreOffice_project/31dd62db80d4e60af04904455ec9c9219178d620</meta:generator>
  </office:meta>
</office:document-meta>
</file>